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style="normal" fo:font-weight="normal" officeooo:paragraph-rsid="000db00a"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fo:font-size="14pt" fo:font-style="normal" fo:font-weight="normal" officeooo:rsid="000db00a" officeooo:paragraph-rsid="000db00a"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fo:font-size="14pt" fo:font-style="normal" officeooo:paragraph-rsid="000db00a" style:font-size-asian="14pt" style:font-style-asian="normal" style:font-size-complex="14pt" style:font-style-complex="normal"/>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officeooo:paragraph-rsid="000db00a" style:font-size-asian="15pt" style:font-size-complex="15pt"/>
    </style:style>
    <style:style style:name="P5" style:family="paragraph" style:parent-style-name="Standard">
      <style:paragraph-properties fo:text-align="center" style:justify-single-word="false"/>
      <style:text-properties fo:font-size="15pt" fo:font-weight="bold" officeooo:paragraph-rsid="000db00a" style:font-size-asian="15pt" style:font-weight-asian="bold" style:font-size-complex="15pt" style:font-weight-complex="bold"/>
    </style:style>
    <style:style style:name="P6" style:family="paragraph" style:parent-style-name="Standard" style:list-style-name="L1">
      <style:paragraph-properties fo:text-align="start" style:justify-single-word="false"/>
      <style:text-properties fo:font-size="15pt" fo:font-style="italic" fo:font-weight="normal" officeooo:paragraph-rsid="000db00a" style:font-size-asian="15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fo:font-size="15pt" fo:font-style="italic" fo:font-weight="normal" officeooo:paragraph-rsid="000db00a" style:font-size-asian="15pt" style:font-style-asian="italic" style:font-weight-asian="normal" style:font-size-complex="15pt" style:font-style-complex="italic" style:font-weight-complex="normal"/>
    </style:style>
    <style:style style:name="P8" style:family="paragraph" style:parent-style-name="Standard" style:list-style-name="L3">
      <style:paragraph-properties fo:text-align="justify" style:justify-single-word="false"/>
      <style:text-properties fo:font-size="15pt" fo:font-style="italic" fo:font-weight="normal" officeooo:rsid="000db00a" officeooo:paragraph-rsid="000db00a" style:font-size-asian="15pt" style:font-style-asian="italic" style:font-weight-asian="normal" style:font-size-complex="15pt" style:font-style-complex="italic" style:font-weight-complex="normal"/>
    </style:style>
    <style:style style:name="P9" style:family="paragraph" style:parent-style-name="Standard" style:list-style-name="L4">
      <style:paragraph-properties fo:text-align="justify" style:justify-single-word="false"/>
      <style:text-properties fo:font-size="15pt" fo:font-style="italic" fo:font-weight="normal" officeooo:rsid="000db00a" officeooo:paragraph-rsid="000db00a" style:font-size-asian="15pt" style:font-style-asian="italic" style:font-weight-asian="normal" style:font-size-complex="15pt" style:font-style-complex="italic" style:font-weight-complex="normal"/>
    </style:style>
    <style:style style:name="P10" style:family="paragraph" style:parent-style-name="Standard" style:list-style-name="L5">
      <style:paragraph-properties fo:text-align="justify" style:justify-single-word="false"/>
      <style:text-properties fo:font-size="15pt" fo:font-style="italic" fo:font-weight="normal" officeooo:rsid="000db00a" officeooo:paragraph-rsid="000db00a" style:font-size-asian="15pt" style:font-style-asian="italic" style:font-weight-asian="normal" style:font-size-complex="15pt" style:font-style-complex="italic" style:font-weight-complex="normal"/>
    </style:style>
    <style:style style:name="P11" style:family="paragraph" style:parent-style-name="Standard" style:list-style-name="L6">
      <style:paragraph-properties fo:text-align="justify" style:justify-single-word="false"/>
      <style:text-properties fo:font-size="15pt" fo:font-style="italic" fo:font-weight="normal" officeooo:rsid="000db00a" officeooo:paragraph-rsid="000db00a" style:font-size-asian="15pt" style:font-style-asian="italic" style:font-weight-asian="normal" style:font-size-complex="15pt" style:font-style-complex="italic" style:font-weight-complex="normal"/>
    </style:style>
    <style:style style:name="P12" style:family="paragraph" style:parent-style-name="Standard" style:list-style-name="L2">
      <style:paragraph-properties fo:text-align="justify" style:justify-single-word="false"/>
      <style:text-properties fo:font-size="15pt" fo:font-style="italic" officeooo:paragraph-rsid="000db00a" style:font-size-asian="15pt" style:font-style-asian="italic" style:font-size-complex="15pt" style:font-style-complex="italic"/>
    </style:style>
    <style:style style:name="T1" style:family="text">
      <style:text-properties officeooo:rsid="000db00a"/>
    </style:style>
    <style:style style:name="T2" style:family="text">
      <style:text-properties fo:font-weight="normal" officeooo:rsid="000db00a" style:font-weight-asian="normal" style:font-weight-complex="normal"/>
    </style:style>
    <style:style style:name="T3" style:family="text">
      <style:text-properties officeooo:rsid="000f30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PAN<text:span text:style-name="T1">4</text:span> (groupe 3.2)</text:p>
      <text:p text:style-name="P5">Module de traitement des images</text:p>
      <text:p text:style-name="P5"/>
      <text:list xml:id="list4006436010" text:style-name="L1">
        <text:list-item>
          <text:p text:style-name="P6"><text:span text:style-name="T1">Objectifs du module</text:span> :</text:p>
        </text:list-item>
      </text:list>
      <text:p text:style-name="P7"/>
      <text:p text:style-name="P1"><text:tab/>Dans notre projet PACT, les enfants participant à notre l'atelier de sensibilisation devront s'identifier auprès du robot, à l'aide de bracelets colorés, après avoir réalisé la bonne action de ramasser un déchet et de l'avoir jeté dans la poubelle qui correspond au critère du tri sélectif.</text:p>
      <text:p text:style-name="P1"><text:tab/><text:span text:style-name="T1">L’objectif de ce module est de permettre une identification des bracelets par le robot. Pour cela, nous utilisons de la reconnaissance d’image : chaque bracelet possède un couple unique de couleurs que l’analyse d’image va déterminer.</text:span></text:p>
      <text:p text:style-name="P1"/>
      <text:list xml:id="list2649093581" text:style-name="L2">
        <text:list-item>
          <text:p text:style-name="P12"><text:span text:style-name="T2">Descriptif de la méthode envisagée :</text:span></text:p>
        </text:list-item>
      </text:list>
      <text:p text:style-name="P2"/>
      <text:p text:style-name="P2"><text:tab/>Nous utilisons la méthode de labeling ainsi que le modèle de couleurs HSI pour le traitement des images. Nous utilisons ici 6 couleurs : rouge, magenta, bleu, cyan, jaune, vert.</text:p>
      <text:p text:style-name="P3"><text:tab/>Notre algorithme, codé en Python, prend en entrée une image <text:span text:style-name="T1">et</text:span> la converti<text:span text:style-name="T1">t</text:span> en tableau dont chaque élément représente un pixel. </text:p>
      <text:p text:style-name="P2"><text:tab/>Nous établissons un seuillage binaire en intensité de l'image d'entrée. Afin d'améliorer la précision du traitement, nous convertissons donc la dimension RVB de travail en dimension HSI (Hue = teinte, S = saturation, I = Intensity) avant d'effectuer le seuillage, qui lui attribuera une intensité de 0 ou de 1 aux pixels de l'image selon leur valeur d'intensité de départ par rapport au seuil défini au préalable.</text:p>
      <text:p text:style-name="P2"><text:tab/>Ensuite, nous isolons les pixels utiles (se trouvant dans un cadre noir) grâce à la méthode de labeling, en utilisant les composantes connexes de l’inverse du tableau obtenu.</text:p>
      <text:p text:style-name="P2"><text:tab/>Puis nous établissons la répartitions des pixels en fonction de leur teinte, afin de déterminer les deux pics de couleurs, qui correspondent aux deux couleurs désirées.</text:p>
      <text:p text:style-name="P2"><text:tab/><text:span text:style-name="T3">Nous avons dû faire de nombreux essais avant de trouver un seuillage assez polyvalent.</text:span></text:p>
      <text:p text:style-name="P2"><text:tab/></text:p>
      <text:list xml:id="list1702413584" text:style-name="L3">
        <text:list-item>
          <text:p text:style-name="P8">Ce qui fonctionne :</text:p>
        </text:list-item>
      </text:list>
      <text:p text:style-name="P2"/>
      <text:p text:style-name="P2"><text:tab/>La reconnaissance d’image marche parfaitement sur des images bien contrastées, ou les teintes des différentes couleurs sont bien distinctes.</text:p>
      <text:p text:style-name="P2"/>
      <text:list xml:id="list997560866" text:style-name="L4">
        <text:list-item>
          <text:p text:style-name="P9">Ce qui ne fonctionne pas :</text:p>
        </text:list-item>
      </text:list>
      <text:p text:style-name="P2"/>
      <text:p text:style-name="P2"><text:tab/>En revanche, sur des images de luminosité plus faible, ou prises par une caméra avec peu de piqué, les couleurs se rapprochent et la reconnaissance d’image a plus de mal à distinguer le bleu du cyan, le rouge du magenta. L’orientation de la <text:soft-page-break/>caméra joue aussi. <text:span text:style-name="T3">De plus, sur une même qualité d’image, le changement du seuillage peut augmenter le taux de réussite de la reconnaissance d’image, mais le diminuer pour d’autres conditions de prise de vue, ce point est assez aléatoire. Comme précisé plus haut, nous avons donc essayé de trouver un seuil assez polyvalent.</text:span></text:p>
      <text:p text:style-name="P2"/>
      <text:list xml:id="list3632140536" text:style-name="L5">
        <text:list-item>
          <text:p text:style-name="P10">Evolution par rapport au PAN2 :</text:p>
        </text:list-item>
      </text:list>
      <text:p text:style-name="P2"/>
      <text:p text:style-name="P2"><text:tab/><text:span text:style-name="T3">Pour essayer de contrer les problèmes précédents,</text:span> nous avons ajouté une fonction permettant de prendre plusieurs images du même bracelet afin de faire des statistiques sur le couple de couleur obtenu et de prendre les deux couleurs ayant le plus d’occurrences. En effet nous avons observé, pour une qualité moyenne de photo (celle du robot), que le taux de réussite oscillait autour de 50 %. Cette fonction augmente le taux de réussite de la reconnaissance d’image. Cependant, celle-ci étant assez longue, cela augmente le temps de traitement.</text:p>
      <text:p text:style-name="P2"><text:tab/><text:span text:style-name="T3">Ce qui précède n’était pas prévu dans les objectifs suites au PAN2, mais comme la partie technique était faite au PAN2, cela compense l’impossibilité d’avoir des bracelets (conception et commande, cf paragraphe suivant).</text:span></text:p>
      <text:p text:style-name="P2"/>
      <text:list xml:id="list1070993375" text:style-name="L6">
        <text:list-item>
          <text:p text:style-name="P11">Changement par rapport au projet initial :</text:p>
        </text:list-item>
      </text:list>
      <text:p text:style-name="P2"/>
      <text:p text:style-name="P2"><text:tab/>Il y a peu de gros changements par rapport au projet initial. <text:span text:style-name="T3">Nous nous sommes limités à 6 couleurs, ce qui ne pose pas de problème pour le projet PACT dans sa globalité, n’ayant pas besoin de plus de combinaisons de couleurs que celles offertes par ces 6 couleurs.</text:span></text:p>
      <text:p text:style-name="P2"><text:tab/><text:span text:style-name="T3">D’autre part, nous voulions avoir des vrais bracelets (en silicone) pour se rapprocher d’un produit réel. Cependant, nous n’avons trouvé aucun moyen de le faire dans des prix raisonnables. Nous avons donc gardé des bracelets papiers, ce qui, dans un sens, permet au projet de ne pas s’éloigner du thème « développement dur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8:12:41.683036709</meta:creation-date>
    <dc:date>2020-06-08T18:39:45.812889785</dc:date>
    <meta:editing-duration>PT9M4S</meta:editing-duration>
    <meta:editing-cycles>1</meta:editing-cycles>
    <meta:document-statistic meta:table-count="0" meta:image-count="0" meta:object-count="0" meta:page-count="2" meta:paragraph-count="23" meta:word-count="654" meta:character-count="3984" meta:non-whitespace-character-count="3342"/>
    <meta:generator>LibreOffice/6.0.7.3$Linux_X86_64 LibreOffice_project/00m0$Build-3</meta:generator>
  </office:meta>
</office:document-meta>
</file>